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93d5" officeooo:paragraph-rsid="001d93d5" style:font-weight-asian="bold" style:font-weight-complex="bold"/>
    </style:style>
    <style:style style:name="P2" style:family="paragraph" style:parent-style-name="Standard">
      <style:text-properties fo:font-weight="bold" officeooo:rsid="001ed666" officeooo:paragraph-rsid="001ed666" style:font-weight-asian="bold" style:font-weight-complex="bold"/>
    </style:style>
    <style:style style:name="P3" style:family="paragraph" style:parent-style-name="Standard">
      <style:text-properties fo:font-weight="normal" officeooo:rsid="001d93d5" officeooo:paragraph-rsid="001d93d5" style:font-weight-asian="normal" style:font-weight-complex="normal"/>
    </style:style>
    <style:style style:name="P4" style:family="paragraph" style:parent-style-name="Standard">
      <style:text-properties fo:font-weight="normal" officeooo:rsid="001ed666" officeooo:paragraph-rsid="001ed666" style:font-weight-asian="normal" style:font-weight-complex="normal"/>
    </style:style>
    <style:style style:name="P5" style:family="paragraph" style:parent-style-name="Standard">
      <style:text-properties fo:font-weight="normal" officeooo:rsid="0020ab25" officeooo:paragraph-rsid="0020ab25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d93d5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bold" officeooo:rsid="001d93d5" style:font-weight-asian="bold" style:font-weight-complex="bold"/>
    </style:style>
    <style:style style:name="T6" style:family="text">
      <style:text-properties style:text-underline-style="none" fo:font-weight="bold" officeooo:rsid="001f7f8d" style:font-weight-asian="bold" style:font-weight-complex="bold"/>
    </style:style>
    <style:style style:name="T7" style:family="text">
      <style:text-properties style:text-underline-style="none" fo:font-weight="bold" officeooo:rsid="00265879" style:font-weight-asian="bold" style:font-weight-complex="bold"/>
    </style:style>
    <style:style style:name="T8" style:family="text">
      <style:text-properties style:text-underline-style="none" officeooo:rsid="001ed666"/>
    </style:style>
    <style:style style:name="T9" style:family="text">
      <style:text-properties style:text-underline-style="none" officeooo:rsid="001d93d5"/>
    </style:style>
    <style:style style:name="T10" style:family="text">
      <style:text-properties style:text-underline-style="none" officeooo:rsid="001f7f8d"/>
    </style:style>
    <style:style style:name="T11" style:family="text">
      <style:text-properties style:text-underline-style="none" officeooo:rsid="0020ab25"/>
    </style:style>
    <style:style style:name="T12" style:family="text">
      <style:text-properties style:text-underline-style="none" officeooo:rsid="002179a4"/>
    </style:style>
    <style:style style:name="T13" style:family="text">
      <style:text-properties style:text-underline-style="none" officeooo:rsid="0022a1ff"/>
    </style:style>
    <style:style style:name="T14" style:family="text">
      <style:text-properties style:text-underline-style="none" officeooo:rsid="00249952"/>
    </style:style>
    <style:style style:name="T15" style:family="text">
      <style:text-properties style:text-underline-style="none" officeooo:rsid="0025a9c0"/>
    </style:style>
    <style:style style:name="T16" style:family="text">
      <style:text-properties style:text-underline-style="none" officeooo:rsid="00265879"/>
    </style:style>
    <style:style style:name="T17" style:family="text">
      <style:text-properties style:text-underline-style="none" officeooo:rsid="00266333"/>
    </style:style>
    <style:style style:name="T18" style:family="text">
      <style:text-properties style:text-underline-style="none" officeooo:rsid="00291b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How is the undo/redo design pattern implemented in the <text:span text:style-name="T1">model</text:span><text:span text:style-name="T3"> cluster?</text:span></text:p>
      <text:p text:style-name="P1"><text:span text:style-name="T3"/></text:p>
      <text:p text:style-name="P3"><text:span text:style-name="T3">I </text:span><text:span text:style-name="T18">created</text:span><text:span text:style-name="T3"> a deferred class </text:span><text:span text:style-name="T4">COMMAND</text:span><text:span text:style-name="T3">, which is partially implemented.</text:span></text:p>
      <text:p text:style-name="P3"><text:span text:style-name="T3">It implements the routines that are common to all reversible commands (i.e. moving all projectiles forward or backwards).</text:span></text:p>
      <text:p text:style-name="P3"><text:span text:style-name="T3">The</text:span><text:span text:style-name="T12">n</text:span><text:span text:style-name="T3"> we have </text:span><text:span text:style-name="T16">four</text:span><text:span text:style-name="T3"> other classes that inherit from </text:span><text:span text:style-name="T4">COMMAND</text:span><text:span text:style-name="T3">. These are: </text:span><text:span text:style-name="T4">COMMAND_PLAY</text:span><text:span text:style-name="T3">, </text:span><text:span text:style-name="T4">COMMAND_PASS</text:span><text:span text:style-name="T3">, </text:span><text:span text:style-name="T4">COMMAND_FIRE</text:span><text:span text:style-name="T3">, <text:s/></text:span><text:span text:style-name="T4">COMMAND_MOVE</text:span><text:span text:style-name="T3">.</text:span></text:p>
      <text:p text:style-name="P3"><text:span text:style-name="T3">Each of those classes make use of the functionality implemented in <text:s/></text:span><text:span text:style-name="T4">COMMAND</text:span><text:span text:style-name="T3"> while each </text:span><text:span text:style-name="T13">is</text:span><text:span text:style-name="T3"> specializing in </text:span><text:span text:style-name="T14">its own</text:span><text:span text:style-name="T3"> corresponding functionality.</text:span></text:p>
      <text:p text:style-name="P3"><text:span text:style-name="T3"/></text:p>
      <text:p text:style-name="P3"><text:span text:style-name="T3">In the main model (</text:span><text:span text:style-name="T4">SPACEWAR</text:span><text:span text:style-name="T3">), we maintain a list of all </text:span><text:span text:style-name="T15">valid</text:span><text:span text:style-name="T3"> commands that were executed as well as a cursor pointing at the last command that was executed. </text:span></text:p>
      <text:p text:style-name="P3"><text:span text:style-name="T3">When the user executes </text:span><text:span text:style-name="T4">undo</text:span><text:span text:style-name="T3">, the cursor reverses the command it’s pointing at, then we decrement the cursor, then reverse the command that the cursor is pointing at now, and we re-execute the same command.</text:span></text:p>
      <text:p text:style-name="P3"><text:span text:style-name="T3">When the user executes </text:span><text:span text:style-name="T4">redo</text:span><text:span text:style-name="T3">, we simply increment the cursor and then execute the command it’s pointing at </text:span><text:span text:style-name="T16">now.</text:span></text:p>
      <text:p text:style-name="P3"><text:span text:style-name="T3">If the user execute a valid command after </text:span><text:span text:style-name="T4">undo/redo</text:span><text:span text:style-name="T3">, </text:span><text:span text:style-name="T8">all the commands after the cursor are removed and lost from history.</text:span></text:p>
      <text:p text:style-name="P3"><text:span text:style-name="T8"/></text:p>
      <text:p text:style-name="P2"><text:span text:style-name="T3">How are polymorphism and dynamic binding realized in the design at compile/run time?</text:span></text:p>
      <text:p text:style-name="P2"><text:span text:style-name="T3"/></text:p>
      <text:p text:style-name="P4"><text:span text:style-name="T3">- </text:span><text:span text:style-name="T4"><text:s/>Polymorphism</text:span></text:p>
      <text:p text:style-name="P4"><text:span text:style-name="T1">Compile Time:</text:span><text:span text:style-name="T3"> In class <text:s/></text:span><text:span text:style-name="T5">SPACEWAR</text:span><text:span text:style-name="T9">, </text:span><text:span text:style-name="T3">we have a list of </text:span><text:span text:style-name="T10">commands, the list is an abstract </text:span><text:span text:style-name="T6">LIST</text:span><text:span text:style-name="T10"> where during initialization we assign an </text:span><text:span text:style-name="T6">ARRAYED_LIST</text:span><text:span text:style-name="T10"> to the list variable.</text:span></text:p>
      <text:p text:style-name="P5"><text:span text:style-name="T10">N</text:span><text:span text:style-name="T3">ote: This is how I should’ve implemented it (the principle of “program from the interface, not the implementation”). But I didn’t have time to change things as I have other course work to do.</text:span></text:p>
      <text:p text:style-name="P4"><text:span text:style-name="T3"/></text:p>
      <text:p text:style-name="P4"><text:span text:style-name="T1">Run</text:span><text:span text:style-name="T2"> </text:span><text:span text:style-name="T1">Time:</text:span><text:span text:style-name="T3"> In class <text:s/></text:span><text:span text:style-name="T5">SPACEWAR</text:span><text:span text:style-name="T9">, </text:span><text:span text:style-name="T3">when a command is executed, we add the </text:span><text:span text:style-name="T1">effective</text:span><text:span text:style-name="T3"> class object of the command </text:span><text:span text:style-name="T16">(for example </text:span><text:span text:style-name="T7">COMMAND_PLAY</text:span><text:span text:style-name="T16">) </text:span><text:span text:style-name="T3">to a list that is declared to contain the objects of type </text:span><text:span text:style-name="T5">COMMAND</text:span><text:span text:style-name="T9">.</text:span></text:p>
      <text:p text:style-name="P4"><text:span text:style-name="T9"/></text:p>
      <text:p text:style-name="P2"><text:span text:style-name="T9">- </text:span><text:span text:style-name="T11">Dynamic Binding</text:span></text:p>
      <text:p text:style-name="P5"><text:span text:style-name="T3">In the deferred parent class </text:span><text:span text:style-name="T4">COMMAND</text:span><text:span text:style-name="T3">, we have </text:span><text:span text:style-name="T16">two</text:span><text:span text:style-name="T3"> deferred routines </text:span><text:span text:style-name="T4">perform_command</text:span><text:span text:style-name="T3"> and </text:span><text:span text:style-name="T4">reverse_command</text:span><text:span text:style-name="T3">.</text:span></text:p>
      <text:p text:style-name="P5"><text:span text:style-name="T3">How these routines function is dependent on the specific implementation of the effective descendants of <text:s/></text:span><text:span text:style-name="T4">COMMAND </text:span><text:span text:style-name="T3">(i.e. the actual commands) </text:span><text:span text:style-name="T17">since at runtime we look for the specific implementation of the above two routin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3T23:42:10.206171727</meta:creation-date>
    <dc:date>2020-11-04T00:19:51.739610802</dc:date>
    <meta:editing-duration>PT16M35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344" meta:character-count="2122" meta:non-whitespace-character-count="1788"/>
  </office:meta>
</office:document-meta>
</file>